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5mm" svg:x="158.87mm" svg:y="104.12mm">
            <loext:p draw:notify-on-update-of-ranges="Feuille1.A24:Feuille1.A40 Feuille1.B23:Feuille1.B23 Feuille1.B24:Feuille1.B40 Feuille1.C23:Feuille1.C23 Feuille1.C24:Feuille1.C40 Feuille1.D23:Feuille1.D23 Feuille1.D24:Feuille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.7829" calcext:value-type="float">
            <text:p>27,782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7.7812" calcext:value-type="float">
            <text:p>27,7812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7.7812" calcext:value-type="float">
            <text:p>27,7812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7.784" calcext:value-type="float">
            <text:p>27,784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7.7809" calcext:value-type="float">
            <text:p>27,780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7.7661" calcext:value-type="float">
            <text:p>37,766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.7697" calcext:value-type="float">
            <text:p>37,769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.7676" calcext:value-type="float">
            <text:p>37,767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.7376" calcext:value-type="float">
            <text:p>37,737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.7667" calcext:value-type="float">
            <text:p>37,76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8.5023" calcext:value-type="float">
            <text:p>48,502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8.4995" calcext:value-type="float">
            <text:p>48,499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8.499" calcext:value-type="float">
            <text:p>48,49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8.5007" calcext:value-type="float">
            <text:p>48,500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8.4609" calcext:value-type="float">
            <text:p>48,460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0.0057" calcext:value-type="float">
            <text:p>60,005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0.0537" calcext:value-type="float">
            <text:p>60,053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0.0498" calcext:value-type="float">
            <text:p>60,0498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0.0554" calcext:value-type="float">
            <text:p>60,0554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0.0525" calcext:value-type="float">
            <text:p>60,05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2.1548" calcext:value-type="float">
            <text:p>72,154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2.1066" calcext:value-type="float">
            <text:p>72,106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2.1035" calcext:value-type="float">
            <text:p>72,1035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2.1611" calcext:value-type="float">
            <text:p>72,161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2.1046" calcext:value-type="float">
            <text:p>72,104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4.9078" calcext:value-type="float">
            <text:p>84,9078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4.9115" calcext:value-type="float">
            <text:p>84,9115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4.9685" calcext:value-type="float">
            <text:p>84,9685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4.977" calcext:value-type="float">
            <text:p>84,977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84.964" calcext:value-type="float">
            <text:p>84,9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8.1351" calcext:value-type="float">
            <text:p>98,135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98.0839" calcext:value-type="float">
            <text:p>98,083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98.0808" calcext:value-type="float">
            <text:p>98,080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98.0841" calcext:value-type="float">
            <text:p>98,084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98.0796" calcext:value-type="float">
            <text:p>98,079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11.8957" calcext:value-type="float">
            <text:p>111,8957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1.9726" calcext:value-type="float">
            <text:p>111,9726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1.8941" calcext:value-type="float">
            <text:p>111,8941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1.9761" calcext:value-type="float">
            <text:p>111,9761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11.8952" calcext:value-type="float">
            <text:p>111,895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6.3614" calcext:value-type="float">
            <text:p>126,3614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6.3667" calcext:value-type="float">
            <text:p>126,3667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6.3607" calcext:value-type="float">
            <text:p>126,3607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6.4564" calcext:value-type="float">
            <text:p>126,4564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26.3572" calcext:value-type="float">
            <text:p>126,357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40.9779" calcext:value-type="float">
            <text:p>140,9779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0.9036" calcext:value-type="float">
            <text:p>140,9036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0.897" calcext:value-type="float">
            <text:p>140,897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0.908" calcext:value-type="float">
            <text:p>140,908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40.8952" calcext:value-type="float">
            <text:p>140,895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6.0612" calcext:value-type="float">
            <text:p>156,0612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5.969" calcext:value-type="float">
            <text:p>155,969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6.0587" calcext:value-type="float">
            <text:p>156,058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5.9815" calcext:value-type="float">
            <text:p>155,9815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6.0552" calcext:value-type="float">
            <text:p>156,055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71.8449" calcext:value-type="float">
            <text:p>171,844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71.8551" calcext:value-type="float">
            <text:p>171,8551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71.8494" calcext:value-type="float">
            <text:p>171,8494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71.9569" calcext:value-type="float">
            <text:p>171,956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71.8449" calcext:value-type="float">
            <text:p>171,844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8.0586" calcext:value-type="float">
            <text:p>188,058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87.9565" calcext:value-type="float">
            <text:p>187,9565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88.0633" calcext:value-type="float">
            <text:p>188,0633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88.0776" calcext:value-type="float">
            <text:p>188,077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88.058" calcext:value-type="float">
            <text:p>188,05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04.3528" calcext:value-type="float">
            <text:p>204,3528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04.3678" calcext:value-type="float">
            <text:p>204,3678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04.3576" calcext:value-type="float">
            <text:p>204,3576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04.4823" calcext:value-type="float">
            <text:p>204,4823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04.3552" calcext:value-type="float">
            <text:p>204,355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21.1446" calcext:value-type="float">
            <text:p>221,144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1.2792" calcext:value-type="float">
            <text:p>221,2792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1.1468" calcext:value-type="float">
            <text:p>221,1468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1.2886" calcext:value-type="float">
            <text:p>221,288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21.2632" calcext:value-type="float">
            <text:p>221,263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38.4827" calcext:value-type="float">
            <text:p>238,4827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38.4887" calcext:value-type="float">
            <text:p>238,4887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38.6182" calcext:value-type="float">
            <text:p>238,6182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38.4974" calcext:value-type="float">
            <text:p>238,4974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238.4855" calcext:value-type="float">
            <text:p>238,485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6.1255" calcext:value-type="float">
            <text:p>256,125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56.1347" calcext:value-type="float">
            <text:p>256,134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56.2661" calcext:value-type="float">
            <text:p>256,266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56.146" calcext:value-type="float">
            <text:p>256,14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56.1316" calcext:value-type="float">
            <text:p>256,131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prime</text:p>
          </table:table-cell>
          <table:table-cell office:value-type="string" calcext:value-type="string">
            <text:p>min time</text:p>
          </table:table-cell>
          <table:table-cell office:value-type="string" calcext:value-type="string">
            <text:p>men tim</text:p>
          </table:table-cell>
          <table:table-cell office:value-type="string" calcext:value-type="string">
            <text:p>max time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MIN([.$B3];[.$E3];[.$H3];[.$K3];[.$N3])" office:value-type="float" office:value="27.7809" calcext:value-type="float">
            <text:p>27,7809</text:p>
          </table:table-cell>
          <table:table-cell table:formula="of:=MEDIAN([.B3];[.E3];[.H3];[.K3];[.N3])" office:value-type="float" office:value="27.7812" calcext:value-type="float">
            <text:p>27,7812</text:p>
          </table:table-cell>
          <table:table-cell table:formula="of:=MAX([.B3];[.E3];[.H3];[.K3];[.N3])" office:value-type="float" office:value="27.784" calcext:value-type="float">
            <text:p>27,784</text:p>
          </table:table-cell>
          <table:table-cell table:number-columns-repeated="10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MIN([.$B4];[.$E4];[.$H4];[.$K4];[.$N4])" office:value-type="float" office:value="37.7376" calcext:value-type="float">
            <text:p>37,7376</text:p>
          </table:table-cell>
          <table:table-cell table:formula="of:=MEDIAN([.B4];[.E4];[.H4];[.K4];[.N4])" office:value-type="float" office:value="37.7667" calcext:value-type="float">
            <text:p>37,7667</text:p>
          </table:table-cell>
          <table:table-cell table:formula="of:=MAX([.B4];[.E4];[.H4];[.K4];[.N4])" office:value-type="float" office:value="37.7697" calcext:value-type="float">
            <text:p>37,7697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MIN([.$B5];[.$E5];[.$H5];[.$K5];[.$N5])" office:value-type="float" office:value="48.4609" calcext:value-type="float">
            <text:p>48,4609</text:p>
          </table:table-cell>
          <table:table-cell table:formula="of:=MEDIAN([.B5];[.E5];[.H5];[.K5];[.N5])" office:value-type="float" office:value="48.4995" calcext:value-type="float">
            <text:p>48,4995</text:p>
          </table:table-cell>
          <table:table-cell table:formula="of:=MAX([.B5];[.E5];[.H5];[.K5];[.N5])" office:value-type="float" office:value="48.5023" calcext:value-type="float">
            <text:p>48,5023</text:p>
          </table:table-cell>
          <table:table-cell table:number-columns-repeated="10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MIN([.$B6];[.$E6];[.$H6];[.$K6];[.$N6])" office:value-type="float" office:value="60.0057" calcext:value-type="float">
            <text:p>60,0057</text:p>
          </table:table-cell>
          <table:table-cell table:formula="of:=MEDIAN([.B6];[.E6];[.H6];[.K6];[.N6])" office:value-type="float" office:value="60.0525" calcext:value-type="float">
            <text:p>60,0525</text:p>
          </table:table-cell>
          <table:table-cell table:formula="of:=MAX([.B6];[.E6];[.H6];[.K6];[.N6])" office:value-type="float" office:value="60.0554" calcext:value-type="float">
            <text:p>60,0554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MIN([.$B7];[.$E7];[.$H7];[.$K7];[.$N7])" office:value-type="float" office:value="72.1035" calcext:value-type="float">
            <text:p>72,1035</text:p>
          </table:table-cell>
          <table:table-cell table:formula="of:=MEDIAN([.B7];[.E7];[.H7];[.K7];[.N7])" office:value-type="float" office:value="72.1066" calcext:value-type="float">
            <text:p>72,1066</text:p>
          </table:table-cell>
          <table:table-cell table:formula="of:=MAX([.B7];[.E7];[.H7];[.K7];[.N7])" office:value-type="float" office:value="72.1611" calcext:value-type="float">
            <text:p>72,1611</text:p>
          </table:table-cell>
          <table:table-cell table:number-columns-repeated="10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MIN([.$B8];[.$E8];[.$H8];[.$K8];[.$N8])" office:value-type="float" office:value="84.9078" calcext:value-type="float">
            <text:p>84,9078</text:p>
          </table:table-cell>
          <table:table-cell table:formula="of:=MEDIAN([.B8];[.E8];[.H8];[.K8];[.N8])" office:value-type="float" office:value="84.964" calcext:value-type="float">
            <text:p>84,964</text:p>
          </table:table-cell>
          <table:table-cell table:formula="of:=MAX([.B8];[.E8];[.H8];[.K8];[.N8])" office:value-type="float" office:value="84.977" calcext:value-type="float">
            <text:p>84,977</text:p>
          </table:table-cell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MIN([.$B9];[.$E9];[.$H9];[.$K9];[.$N9])" office:value-type="float" office:value="98.0796" calcext:value-type="float">
            <text:p>98,0796</text:p>
          </table:table-cell>
          <table:table-cell table:formula="of:=MEDIAN([.B9];[.E9];[.H9];[.K9];[.N9])" office:value-type="float" office:value="98.0839" calcext:value-type="float">
            <text:p>98,0839</text:p>
          </table:table-cell>
          <table:table-cell table:formula="of:=MAX([.B9];[.E9];[.H9];[.K9];[.N9])" office:value-type="float" office:value="98.1351" calcext:value-type="float">
            <text:p>98,1351</text:p>
          </table:table-cell>
          <table:table-cell table:number-columns-repeated="10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MIN([.$B10];[.$E10];[.$H10];[.$K10];[.$N10])" office:value-type="float" office:value="111.8941" calcext:value-type="float">
            <text:p>111,8941</text:p>
          </table:table-cell>
          <table:table-cell table:formula="of:=MEDIAN([.B10];[.E10];[.H10];[.K10];[.N10])" office:value-type="float" office:value="111.8957" calcext:value-type="float">
            <text:p>111,8957</text:p>
          </table:table-cell>
          <table:table-cell table:formula="of:=MAX([.B10];[.E10];[.H10];[.K10];[.N10])" office:value-type="float" office:value="111.9761" calcext:value-type="float">
            <text:p>111,9761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MIN([.$B11];[.$E11];[.$H11];[.$K11];[.$N11])" office:value-type="float" office:value="126.3572" calcext:value-type="float">
            <text:p>126,3572</text:p>
          </table:table-cell>
          <table:table-cell table:formula="of:=MEDIAN([.B11];[.E11];[.H11];[.K11];[.N11])" office:value-type="float" office:value="126.3614" calcext:value-type="float">
            <text:p>126,3614</text:p>
          </table:table-cell>
          <table:table-cell table:formula="of:=MAX([.B11];[.E11];[.H11];[.K11];[.N11])" office:value-type="float" office:value="126.4564" calcext:value-type="float">
            <text:p>126,4564</text:p>
          </table:table-cell>
          <table:table-cell table:number-columns-repeated="10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MIN([.$B12];[.$E12];[.$H12];[.$K12];[.$N12])" office:value-type="float" office:value="140.8952" calcext:value-type="float">
            <text:p>140,8952</text:p>
          </table:table-cell>
          <table:table-cell table:formula="of:=MEDIAN([.B12];[.E12];[.H12];[.K12];[.N12])" office:value-type="float" office:value="140.9036" calcext:value-type="float">
            <text:p>140,9036</text:p>
          </table:table-cell>
          <table:table-cell table:formula="of:=MAX([.B12];[.E12];[.H12];[.K12];[.N12])" office:value-type="float" office:value="140.9779" calcext:value-type="float">
            <text:p>140,9779</text:p>
          </table:table-cell>
          <table:table-cell table:number-columns-repeated="10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MIN([.$B13];[.$E13];[.$H13];[.$K13];[.$N13])" office:value-type="float" office:value="155.969" calcext:value-type="float">
            <text:p>155,969</text:p>
          </table:table-cell>
          <table:table-cell table:formula="of:=MEDIAN([.B13];[.E13];[.H13];[.K13];[.N13])" office:value-type="float" office:value="156.0552" calcext:value-type="float">
            <text:p>156,0552</text:p>
          </table:table-cell>
          <table:table-cell table:formula="of:=MAX([.B13];[.E13];[.H13];[.K13];[.N13])" office:value-type="float" office:value="156.0612" calcext:value-type="float">
            <text:p>156,0612</text:p>
          </table:table-cell>
          <table:table-cell table:number-columns-repeated="10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MIN([.$B14];[.$E14];[.$H14];[.$K14];[.$N14])" office:value-type="float" office:value="171.8449" calcext:value-type="float">
            <text:p>171,8449</text:p>
          </table:table-cell>
          <table:table-cell table:formula="of:=MEDIAN([.B14];[.E14];[.H14];[.K14];[.N14])" office:value-type="float" office:value="171.8494" calcext:value-type="float">
            <text:p>171,8494</text:p>
          </table:table-cell>
          <table:table-cell table:formula="of:=MAX([.B14];[.E14];[.H14];[.K14];[.N14])" office:value-type="float" office:value="171.9569" calcext:value-type="float">
            <text:p>171,9569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MIN([.$B15];[.$E15];[.$H15];[.$K15];[.$N15])" office:value-type="float" office:value="187.9565" calcext:value-type="float">
            <text:p>187,9565</text:p>
          </table:table-cell>
          <table:table-cell table:formula="of:=MEDIAN([.B15];[.E15];[.H15];[.K15];[.N15])" office:value-type="float" office:value="188.0586" calcext:value-type="float">
            <text:p>188,0586</text:p>
          </table:table-cell>
          <table:table-cell table:formula="of:=MAX([.B15];[.E15];[.H15];[.K15];[.N15])" office:value-type="float" office:value="188.0776" calcext:value-type="float">
            <text:p>188,0776</text:p>
          </table:table-cell>
          <table:table-cell table:number-columns-repeated="10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MIN([.$B16];[.$E16];[.$H16];[.$K16];[.$N16])" office:value-type="float" office:value="204.3528" calcext:value-type="float">
            <text:p>204,3528</text:p>
          </table:table-cell>
          <table:table-cell table:formula="of:=MEDIAN([.B16];[.E16];[.H16];[.K16];[.N16])" office:value-type="float" office:value="204.3576" calcext:value-type="float">
            <text:p>204,3576</text:p>
          </table:table-cell>
          <table:table-cell table:formula="of:=MAX([.B16];[.E16];[.H16];[.K16];[.N16])" office:value-type="float" office:value="204.4823" calcext:value-type="float">
            <text:p>204,4823</text:p>
          </table:table-cell>
          <table:table-cell table:number-columns-repeated="10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MIN([.$B17];[.$E17];[.$H17];[.$K17];[.$N17])" office:value-type="float" office:value="221.1446" calcext:value-type="float">
            <text:p>221,1446</text:p>
          </table:table-cell>
          <table:table-cell table:formula="of:=MEDIAN([.B17];[.E17];[.H17];[.K17];[.N17])" office:value-type="float" office:value="221.2632" calcext:value-type="float">
            <text:p>221,2632</text:p>
          </table:table-cell>
          <table:table-cell table:formula="of:=MAX([.B17];[.E17];[.H17];[.K17];[.N17])" office:value-type="float" office:value="221.2886" calcext:value-type="float">
            <text:p>221,2886</text:p>
          </table:table-cell>
          <table:table-cell table:number-columns-repeated="10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formula="of:=MIN([.$B18];[.$E18];[.$H18];[.$K18];[.$N18])" office:value-type="float" office:value="238.4827" calcext:value-type="float">
            <text:p>238,4827</text:p>
          </table:table-cell>
          <table:table-cell table:formula="of:=MEDIAN([.B18];[.E18];[.H18];[.K18];[.N18])" office:value-type="float" office:value="238.4887" calcext:value-type="float">
            <text:p>238,4887</text:p>
          </table:table-cell>
          <table:table-cell table:formula="of:=MAX([.B18];[.E18];[.H18];[.K18];[.N18])" office:value-type="float" office:value="238.6182" calcext:value-type="float">
            <text:p>238,6182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MIN([.$B19];[.$E19];[.$H19];[.$K19];[.$N19])" office:value-type="float" office:value="256.1255" calcext:value-type="float">
            <text:p>256,1255</text:p>
          </table:table-cell>
          <table:table-cell table:formula="of:=MEDIAN([.B19];[.E19];[.H19];[.K19];[.N19])" office:value-type="float" office:value="256.1347" calcext:value-type="float">
            <text:p>256,1347</text:p>
          </table:table-cell>
          <table:table-cell table:formula="of:=MAX([.B19];[.E19];[.H19];[.K19];[.N19])" office:value-type="float" office:value="256.2661" calcext:value-type="float">
            <text:p>256,266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3:39:54.266157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4:34:11.925883642</meta:creation-date>
    <dc:date>2017-02-19T03:41:39.882373333</dc:date>
    <meta:editing-duration>PT16M34S</meta:editing-duration>
    <meta:editing-cycles>4</meta:editing-cycles>
    <meta:generator>LibreOffice/5.2.2.2$Linux_X86_64 LibreOffice_project/20m0$Build-2</meta:generator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1.793cm" svg:y="0.318cm" chart:style-name="ch2">
          <text:p>M4.2xLarge : temps d'exécution en fonction de max prime</text:p>
        </chart:title>
        <chart:legend chart:legend-position="end" svg:x="13.225cm" svg:y="3.706cm" style:legend-expansion="high" chart:style-name="ch3"/>
        <chart:plot-area chart:style-name="ch4" table:cell-range-address="Feuille1.A23:Feuille1.D40" chart:data-source-has-labels="both" svg:x="1.33cm" svg:y="1.275cm" svg:width="11.576cm" svg:height="6.57cm">
          <chartooo:coordinate-region svg:x="2.137cm" svg:y="1.275cm" svg:width="10.629cm" svg:height="5.055cm"/>
          <chart:axis chart:dimension="x" chart:name="primary-x" chart:style-name="ch5" chartooo:axis-type="auto">
            <chartooo:date-scale/>
            <chart:title svg:x="6.307cm" svg:y="8.025cm" chart:style-name="ch6">
              <text:p>Max prime</text:p>
            </chart:title>
            <chart:categories table:cell-range-address="Feuille1.A24:Feuille1.A40"/>
          </chart:axis>
          <chart:axis chart:dimension="y" chart:name="primary-y" chart:style-name="ch5">
            <chart:title svg:x="0.451cm" svg:y="5.279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4:Feuille1.B40" chart:label-cell-address="Feuille1.B23:Feuille1.B23" chart:class="chart:line">
            <chart:data-point chart:repeated="17"/>
          </chart:series>
          <chart:series chart:style-name="ch10" chart:values-cell-range-address="Feuille1.C24:Feuille1.C40" chart:label-cell-address="Feuille1.C23:Feuille1.C23" chart:class="chart:line">
            <chart:data-point chart:repeated="17"/>
          </chart:series>
          <chart:series chart:style-name="ch11" chart:values-cell-range-address="Feuille1.D24:Feuille1.D40" chart:label-cell-address="Feuille1.D23:Feuille1.D23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ime</text:p>
                <draw:g>
                  <svg:desc>Feuille1.B23:Feuille1.B23</svg:desc>
                </draw:g>
              </table:table-cell>
              <table:table-cell office:value-type="string">
                <text:p>men tim</text:p>
                <draw:g>
                  <svg:desc>Feuille1.C23:Feuille1.C23</svg:desc>
                </draw:g>
              </table:table-cell>
              <table:table-cell office:value-type="string">
                <text:p>max time</text:p>
                <draw:g>
                  <svg:desc>Feuille1.D23:Feuille1.D23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Feuille1.A24:Feuille1.A40</svg:desc>
                </draw:g>
              </table:table-cell>
              <table:table-cell office:value-type="float" office:value="27.7809">
                <text:p>27.7809</text:p>
                <draw:g>
                  <svg:desc>Feuille1.B24:Feuille1.B40</svg:desc>
                </draw:g>
              </table:table-cell>
              <table:table-cell office:value-type="float" office:value="27.7812">
                <text:p>27.7812</text:p>
                <draw:g>
                  <svg:desc>Feuille1.C24:Feuille1.C40</svg:desc>
                </draw:g>
              </table:table-cell>
              <table:table-cell office:value-type="float" office:value="27.784">
                <text:p>27.784</text:p>
                <draw:g>
                  <svg:desc>Feuille1.D24:Feuille1.D40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7.7376">
                <text:p>37.7376</text:p>
              </table:table-cell>
              <table:table-cell office:value-type="float" office:value="37.7667">
                <text:p>37.7667</text:p>
              </table:table-cell>
              <table:table-cell office:value-type="float" office:value="37.7697">
                <text:p>37.769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8.4609">
                <text:p>48.4609</text:p>
              </table:table-cell>
              <table:table-cell office:value-type="float" office:value="48.4995">
                <text:p>48.4995</text:p>
              </table:table-cell>
              <table:table-cell office:value-type="float" office:value="48.5023">
                <text:p>48.502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0.0057">
                <text:p>60.0057</text:p>
              </table:table-cell>
              <table:table-cell office:value-type="float" office:value="60.0525">
                <text:p>60.0525</text:p>
              </table:table-cell>
              <table:table-cell office:value-type="float" office:value="60.0554">
                <text:p>60.055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2.1035">
                <text:p>72.1035</text:p>
              </table:table-cell>
              <table:table-cell office:value-type="float" office:value="72.1066">
                <text:p>72.1066</text:p>
              </table:table-cell>
              <table:table-cell office:value-type="float" office:value="72.1611">
                <text:p>72.161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4.9078">
                <text:p>84.9078</text:p>
              </table:table-cell>
              <table:table-cell office:value-type="float" office:value="84.964">
                <text:p>84.964</text:p>
              </table:table-cell>
              <table:table-cell office:value-type="float" office:value="84.977">
                <text:p>84.97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8.0796">
                <text:p>98.0796</text:p>
              </table:table-cell>
              <table:table-cell office:value-type="float" office:value="98.0839">
                <text:p>98.0839</text:p>
              </table:table-cell>
              <table:table-cell office:value-type="float" office:value="98.1351">
                <text:p>98.135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11.8941">
                <text:p>111.8941</text:p>
              </table:table-cell>
              <table:table-cell office:value-type="float" office:value="111.8957">
                <text:p>111.8957</text:p>
              </table:table-cell>
              <table:table-cell office:value-type="float" office:value="111.9761">
                <text:p>111.976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6.3572">
                <text:p>126.3572</text:p>
              </table:table-cell>
              <table:table-cell office:value-type="float" office:value="126.3614">
                <text:p>126.3614</text:p>
              </table:table-cell>
              <table:table-cell office:value-type="float" office:value="126.4564">
                <text:p>126.4564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40.8952">
                <text:p>140.8952</text:p>
              </table:table-cell>
              <table:table-cell office:value-type="float" office:value="140.9036">
                <text:p>140.9036</text:p>
              </table:table-cell>
              <table:table-cell office:value-type="float" office:value="140.9779">
                <text:p>140.977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55.969">
                <text:p>155.969</text:p>
              </table:table-cell>
              <table:table-cell office:value-type="float" office:value="156.0552">
                <text:p>156.0552</text:p>
              </table:table-cell>
              <table:table-cell office:value-type="float" office:value="156.0612">
                <text:p>156.061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71.8449">
                <text:p>171.8449</text:p>
              </table:table-cell>
              <table:table-cell office:value-type="float" office:value="171.8494">
                <text:p>171.8494</text:p>
              </table:table-cell>
              <table:table-cell office:value-type="float" office:value="171.9569">
                <text:p>171.956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87.9565">
                <text:p>187.9565</text:p>
              </table:table-cell>
              <table:table-cell office:value-type="float" office:value="188.0586">
                <text:p>188.0586</text:p>
              </table:table-cell>
              <table:table-cell office:value-type="float" office:value="188.0776">
                <text:p>188.0776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04.3528">
                <text:p>204.3528</text:p>
              </table:table-cell>
              <table:table-cell office:value-type="float" office:value="204.3576">
                <text:p>204.3576</text:p>
              </table:table-cell>
              <table:table-cell office:value-type="float" office:value="204.4823">
                <text:p>204.482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1.1446">
                <text:p>221.1446</text:p>
              </table:table-cell>
              <table:table-cell office:value-type="float" office:value="221.2632">
                <text:p>221.2632</text:p>
              </table:table-cell>
              <table:table-cell office:value-type="float" office:value="221.2886">
                <text:p>221.288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38.4827">
                <text:p>238.4827</text:p>
              </table:table-cell>
              <table:table-cell office:value-type="float" office:value="238.4887">
                <text:p>238.4887</text:p>
              </table:table-cell>
              <table:table-cell office:value-type="float" office:value="238.6182">
                <text:p>238.618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56.1255">
                <text:p>256.1255</text:p>
              </table:table-cell>
              <table:table-cell office:value-type="float" office:value="256.1347">
                <text:p>256.1347</text:p>
              </table:table-cell>
              <table:table-cell office:value-type="float" office:value="256.2661">
                <text:p>256.2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